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inherit" svg:font-family="inherit"/>
    <style:font-face style:name="monospace" svg:font-family="monospace, monospace"/>
    <style:font-face style:name="FreeSans1" svg:font-family="FreeSans" style:font-family-generic="swiss"/>
    <style:font-face style:name="Lato1" svg:font-family="Lato, 'Helvetica Neue', Helvetica, Arial, sans-serif" style:font-family-generic="swiss"/>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officeooo:paragraph-rsid="0005ae27"/>
    </style:style>
    <style:style style:name="P3" style:family="paragraph" style:parent-style-name="Text_20_body">
      <style:paragraph-properties fo:line-height="100%" fo:break-before="page"/>
    </style:style>
    <style:style style:name="P4" style:family="paragraph" style:parent-style-name="Text_20_body">
      <style:text-properties style:use-window-font-color="true" style:font-name="Lato1"/>
    </style:style>
    <style:style style:name="P5" style:family="paragraph" style:parent-style-name="Text_20_body" style:list-style-name="L9">
      <style:paragraph-properties fo:line-height="100%"/>
      <style:text-properties style:use-window-font-color="true" style:font-name="Lato1"/>
    </style:style>
    <style:style style:name="P6" style:family="paragraph" style:parent-style-name="Text_20_body" style:list-style-name="L10">
      <style:paragraph-properties fo:line-height="100%"/>
      <style:text-properties style:use-window-font-color="true" style:font-name="Lato1"/>
    </style:style>
    <style:style style:name="P7" style:family="paragraph" style:parent-style-name="Text_20_body" style:list-style-name="L11">
      <style:paragraph-properties fo:line-height="100%"/>
      <style:text-properties style:use-window-font-color="true" style:font-name="Lato1"/>
    </style:style>
    <style:style style:name="P8" style:family="paragraph" style:parent-style-name="Text_20_body" style:list-style-name="L12">
      <style:paragraph-properties fo:line-height="100%"/>
      <style:text-properties style:use-window-font-color="true" style:font-name="Lato1"/>
    </style:style>
    <style:style style:name="P9" style:family="paragraph" style:parent-style-name="Text_20_body" style:list-style-name="L13">
      <style:paragraph-properties fo:line-height="100%"/>
      <style:text-properties style:use-window-font-color="true" style:font-name="Lato1"/>
    </style:style>
    <style:style style:name="P10" style:family="paragraph" style:parent-style-name="Text_20_body" style:list-style-name="L14">
      <style:paragraph-properties fo:line-height="100%"/>
      <style:text-properties style:use-window-font-color="true" style:font-name="Lato1"/>
    </style:style>
    <style:style style:name="P11" style:family="paragraph" style:parent-style-name="Text_20_body" style:list-style-name="L15">
      <style:paragraph-properties fo:line-height="100%"/>
      <style:text-properties style:use-window-font-color="true" style:font-name="Lato1"/>
    </style:style>
    <style:style style:name="P12" style:family="paragraph" style:parent-style-name="Text_20_body" style:list-style-name="L16">
      <style:paragraph-properties fo:line-height="100%"/>
      <style:text-properties style:use-window-font-color="true" style:font-name="Lato1"/>
    </style:style>
    <style:style style:name="P13" style:family="paragraph" style:parent-style-name="Text_20_body" style:list-style-name="L9">
      <style:paragraph-properties fo:margin-top="0in" fo:margin-bottom="0in" loext:contextual-spacing="false" fo:line-height="100%"/>
      <style:text-properties style:use-window-font-color="true" style:font-name="Lato1"/>
    </style:style>
    <style:style style:name="P14" style:family="paragraph" style:parent-style-name="Text_20_body" style:list-style-name="L10">
      <style:paragraph-properties fo:margin-top="0in" fo:margin-bottom="0in" loext:contextual-spacing="false" fo:line-height="100%"/>
      <style:text-properties style:use-window-font-color="true" style:font-name="Lato1"/>
    </style:style>
    <style:style style:name="P15" style:family="paragraph" style:parent-style-name="Text_20_body" style:list-style-name="L11">
      <style:paragraph-properties fo:margin-top="0in" fo:margin-bottom="0in" loext:contextual-spacing="false" fo:line-height="100%"/>
      <style:text-properties style:use-window-font-color="true" style:font-name="Lato1"/>
    </style:style>
    <style:style style:name="P16" style:family="paragraph" style:parent-style-name="Text_20_body" style:list-style-name="L12">
      <style:paragraph-properties fo:margin-top="0in" fo:margin-bottom="0in" loext:contextual-spacing="false" fo:line-height="100%"/>
      <style:text-properties style:use-window-font-color="true" style:font-name="Lato1"/>
    </style:style>
    <style:style style:name="P17" style:family="paragraph" style:parent-style-name="Text_20_body" style:list-style-name="L13">
      <style:paragraph-properties fo:margin-top="0in" fo:margin-bottom="0in" loext:contextual-spacing="false" fo:line-height="100%"/>
      <style:text-properties style:use-window-font-color="true" style:font-name="Lato1"/>
    </style:style>
    <style:style style:name="P18" style:family="paragraph" style:parent-style-name="Text_20_body" style:list-style-name="L14">
      <style:paragraph-properties fo:margin-top="0in" fo:margin-bottom="0in" loext:contextual-spacing="false" fo:line-height="100%"/>
      <style:text-properties style:use-window-font-color="true" style:font-name="Lato1"/>
    </style:style>
    <style:style style:name="P19" style:family="paragraph" style:parent-style-name="Text_20_body" style:list-style-name="L15">
      <style:paragraph-properties fo:margin-top="0in" fo:margin-bottom="0in" loext:contextual-spacing="false" fo:line-height="100%"/>
      <style:text-properties style:use-window-font-color="true" style:font-name="Lato1"/>
    </style:style>
    <style:style style:name="P20" style:family="paragraph" style:parent-style-name="Text_20_body" style:list-style-name="L16">
      <style:paragraph-properties fo:margin-top="0in" fo:margin-bottom="0in" loext:contextual-spacing="false" fo:line-height="100%"/>
      <style:text-properties style:use-window-font-color="true" style:font-name="Lato1"/>
    </style:style>
    <style:style style:name="P21" style:family="paragraph" style:parent-style-name="Text_20_body" style:list-style-name="L9">
      <style:paragraph-properties fo:margin-top="0in" fo:margin-bottom="0in" loext:contextual-spacing="false" fo:line-height="100%"/>
    </style:style>
    <style:style style:name="P22" style:family="paragraph" style:parent-style-name="Text_20_body" style:list-style-name="L13">
      <style:paragraph-properties fo:margin-top="0in" fo:margin-bottom="0in" loext:contextual-spacing="false" fo:line-height="100%"/>
    </style:style>
    <style:style style:name="P23" style:family="paragraph" style:parent-style-name="Text_20_body" style:list-style-name="L15">
      <style:paragraph-properties fo:margin-top="0in" fo:margin-bottom="0in" loext:contextual-spacing="false" fo:line-height="100%"/>
    </style:style>
    <style:style style:name="P24" style:family="paragraph" style:parent-style-name="Text_20_Body.lead">
      <style:text-properties style:use-window-font-color="true" style:font-name="Lato1"/>
    </style:style>
    <style:style style:name="T1" style:family="text">
      <style:text-properties style:use-window-font-color="true"/>
    </style:style>
    <style:style style:name="T2" style:family="text">
      <style:text-properties style:use-window-font-color="true" officeooo:rsid="0005ae27"/>
    </style:style>
    <style:style style:name="T3" style:family="text">
      <style:text-properties style:use-window-font-color="true" officeooo:rsid="0008c6b1"/>
    </style:style>
    <style:style style:name="T4" style:family="text">
      <style:text-properties style:use-window-font-color="true" style:font-name="Lato1"/>
    </style:style>
    <style:style style:name="T5" style:family="text">
      <style:text-properties style:use-window-font-color="true" style:font-name="Lato1" officeooo:rsid="0008c6b1"/>
    </style:style>
    <style:style style:name="T6" style:family="text">
      <style:text-properties style:use-window-font-color="true" style:font-name="Lato1" officeooo:rsid="0005ae27"/>
    </style:style>
    <style:style style:name="T7" style:family="text">
      <style:text-properties officeooo:rsid="0006cefd"/>
    </style:style>
    <style:style style:name="T8" style:family="text">
      <style:text-properties fo:color="#000000" style:text-position="super 58%" fo:font-size="11.1999998092651pt" officeooo:rsid="0006cefd" style:font-size-asian="11.1999998092651pt" style:font-size-complex="11.1999998092651pt"/>
    </style:style>
    <style:style style:name="T9" style:family="text">
      <style:text-properties fo:color="#000000" style:text-position="super 58%" style:font-name="Lato1" fo:font-size="11.1999998092651pt" officeooo:rsid="0006cefd" style:font-size-asian="11.1999998092651pt" style:font-size-complex="11.1999998092651pt"/>
    </style:style>
    <style:style style:name="T10" style:family="text">
      <style:text-properties style:font-name="Lato1"/>
    </style:style>
    <style:style style:name="T11" style:family="text">
      <style:text-properties style:font-name="Lato1" officeooo:rsid="0006cef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span text:style-name="Strong_20_Emphasis"><text:span text:style-name="T4"><office:annotation><dc:date>2015-04-29T22:09:21</dc:date><text:list text:style-name=""><text:list-item><text:p>Marketing messaging and featurettes</text:p></text:list-item></text:list><text:p><text:s text:c="4"/>==================================================</text:p></office:annotation></text:span></text:span><text:span text:style-name="Strong_20_Emphasis"><text:span text:style-name="T4"><office:annotation><dc:date>2015-04-29T22:09:21</dc:date><text:list text:continue-numbering="true" text:style-name=""><text:list-item><text:p>Wrap the rest of the page in another container to center all the content.</text:p></text:list-item></text:list></office:annotation></text:span></text:span><text:span text:style-name="Strong_20_Emphasis"><text:span text:style-name="T4"><office:annotation><dc:date>2015-04-29T22:09:21</dc:date><text:list text:continue-numbering="true" text:style-name=""><text:list-item><text:p>Three columns of text below the carousel</text:p></text:list-item></text:list></office:annotation></text:span></text:span><text:span text:style-name="Strong_20_Emphasis"><text:span text:style-name="T4">/</text:span></text:span><text:span text:style-name="Strong_20_Emphasis"><text:span text:style-name="T5">kcrissey</text:span></text:span></text:p>
      <text:p text:style-name="P24">Seeking an entry-level or junior programming position.</text:p>
      <text:p text:style-name="P24">Extensive experience working in general office settings and back-office production and support settings. Interface well with others at all levels. Hardworking with excellent interpersonal communication, customer service and office support skills. Also bring varied experience and skills from office and graphics software, fine arts to solid programming knowledge and can quickly learn and master new software and systems.</text:p>
      <text:h text:style-name="Heading_20_2.text-success" text:outline-level="2"><text:span text:style-name="Strong_20_Emphasis"><text:span text:style-name="T4">/exp</text:span></text:span></text:h>
      <text:p text:style-name="P1"><text:span text:style-name="Strong_20_Emphasis"><text:span text:style-name="T4">National Bankruptcy Services<text:line-break/></text:span></text:span><text:span text:style-name="Strong_20_Emphasis"><text:span text:style-name="Emphasis"><text:span text:style-name="T4">Reporting Analyst</text:span></text:span></text:span><text:span text:style-name="T4"><text:line-break/>Addison, TX<text:line-break/>6/2010 - Present</text:span></text:p>
      <text:list xml:id="list242667920420246603" text:style-name="L9">
        <text:list-item>
          <text:p text:style-name="P13">Developed reports in SQL and SSRS for use in internal and customer-facing HTML viewing. </text:p>
        </text:list-item>
        <text:list-item>
          <text:p text:style-name="P13">Created and implemented multiple Excel VBA applications to improve reporting speed and flexibility. </text:p>
        </text:list-item>
        <text:list-item>
          <text:p text:style-name="P13">Designed a team metrics Excel tracking tool for Log-In Team management to improve team and individual goal tracking. </text:p>
        </text:list-item>
        <text:list-item>
          <text:p text:style-name="P21"><text:span text:style-name="T4">Prepared and generated </text:span><text:a xlink:type="simple" xlink:href="http://en.wikipedia.org/wiki/Claim_in_bankruptcy" text:style-name="Internet_20_link" text:visited-style-name="Visited_20_Internet_20_Link"><text:span text:style-name="T10">Proofs of Claim</text:span></text:a><text:span text:style-name="T4"> for filing by attorneys. </text:span></text:p>
        </text:list-item>
        <text:list-item>
          <text:p text:style-name="P5">Managed logistics of paper claims between staff and attorneys as well as bar and metrics deadline tracking for file inventory. </text:p>
        </text:list-item>
      </text:list>
      <text:p text:style-name="P1"><text:span text:style-name="Strong_20_Emphasis"><text:span text:style-name="T4">LandSafe<text:line-break/></text:span></text:span><text:span text:style-name="Strong_20_Emphasis"><text:span text:style-name="Emphasis"><text:span text:style-name="T4">Production Support Asst.</text:span></text:span></text:span><text:span text:style-name="T4"><text:line-break/>Plano, TX<text:line-break/>12/2007 - 7/2009</text:span></text:p>
      <text:list xml:id="list5374681190463861284" text:style-name="L10">
        <text:list-item>
          <text:p text:style-name="P14">Processed property valuation reconciliation orders for review by appraisers. </text:p>
        </text:list-item>
        <text:list-item>
          <text:p text:style-name="P14">Managed group inbox for internal customer order placement and issue resolution requests and various customer service inquiries. </text:p>
        </text:list-item>
        <text:list-item>
          <text:p text:style-name="P6">Prepared order request batches for system entry, including pre-screening and error correction of orders. </text:p>
        </text:list-item>
      </text:list>
      <text:p text:style-name="P1"><text:span text:style-name="Strong_20_Emphasis"><text:span text:style-name="T4"/></text:span></text:p>
      <text:p text:style-name="P3"><text:span text:style-name="Strong_20_Emphasis"><text:span text:style-name="T4">AT&amp;T Training<text:line-break/></text:span></text:span><text:span text:style-name="Strong_20_Emphasis"><text:span text:style-name="Emphasis"><text:span text:style-name="T4">Instructional Designer</text:span></text:span></text:span><text:span text:style-name="T4"><text:line-break/>Irving, TX<text:line-break/>10/2006 - 10/2007</text:span></text:p>
      <text:list xml:id="list7026333280336142241" text:style-name="L11">
        <text:list-item>
          <text:p text:style-name="P15">Developed internal training material from initial client meeting through implementation and server staging for web-based training. </text:p>
        </text:list-item>
        <text:list-item>
          <text:p text:style-name="P15">Designed training learning events and presentation material in Adobe Flash. </text:p>
        </text:list-item>
        <text:list-item>
          <text:p text:style-name="P15">Created training assessment questions and interface using Perception 4 Authoring Manager. </text:p>
        </text:list-item>
        <text:list-item>
          <text:p text:style-name="P7">Designed graphics, charts and supporting training material using Adobe Photoshop and Microsoft Office Suite software. </text:p>
        </text:list-item>
      </text:list>
      <text:p text:style-name="P1"><text:span text:style-name="Strong_20_Emphasis"><text:span text:style-name="T4">Self-Employed<text:line-break/></text:span></text:span><text:span text:style-name="Strong_20_Emphasis"><text:span text:style-name="Emphasis"><text:span text:style-name="T4">Graphic Designer</text:span></text:span></text:span><text:span text:style-name="T4"><text:line-break/>Plano, TX<text:line-break/>09/2005 - 04/2007</text:span></text:p>
      <text:list xml:id="list1962158401677143996" text:style-name="L12">
        <text:list-item>
          <text:p text:style-name="P16">Designed and printed marketing material for display, general and online distribution and/or bulk mailing, including: flyers, business cards, brochures, gift certificates, coupons, marketing magazine covers and logos, using primarily Photoshop and MS Publisher. </text:p>
        </text:list-item>
        <text:list-item>
          <text:p text:style-name="P8">Designed animations using Flash for both customer-contracted and internal marketing. </text:p>
        </text:list-item>
      </text:list>
      <text:p text:style-name="P1"><text:span text:style-name="Strong_20_Emphasis"><text:span text:style-name="T4">Ionex/Birch Telecom<text:line-break/></text:span></text:span><text:span text:style-name="Strong_20_Emphasis"><text:span text:style-name="Emphasis"><text:span text:style-name="T4">Customer Operations Support Tech.</text:span></text:span></text:span><text:span text:style-name="T4"><text:line-break/>Addison, TX<text:line-break/>11/2000 - 12/2004</text:span></text:p>
      <text:list xml:id="list8490613912000134134" text:style-name="L13">
        <text:list-item>
          <text:p text:style-name="P22"><text:span text:style-name="T4">Managed </text:span><text:a xlink:type="simple" xlink:href="http://en.wikipedia.org/wiki/Local_number_portability" text:style-name="Internet_20_link" text:visited-style-name="Visited_20_Internet_20_Link"><text:span text:style-name="T10">Local Number Portability</text:span></text:a><text:span text:style-name="T4"> processes for customer "port-aways" as well as MACD disconnects, communicating with customers, </text:span><text:a xlink:type="simple" xlink:href="http://en.wikipedia.org/wiki/Competitive_local_exchange_carrier" text:style-name="Internet_20_link" text:visited-style-name="Visited_20_Internet_20_Link"><text:span text:style-name="T10">CLECs</text:span></text:a><text:span text:style-name="T4"> and third-party systems managers as required. </text:span></text:p>
        </text:list-item>
        <text:list-item>
          <text:p text:style-name="P17">Created document and presentation material using MS Office Suite for executive management review. </text:p>
        </text:list-item>
        <text:list-item>
          <text:p text:style-name="P17">Assisted in the upgrading, provisioning and roll-out of pre-electronic sales order forms. </text:p>
        </text:list-item>
        <text:list-item>
          <text:p text:style-name="P17">Created internal HR posters and flyers using Adobe Photoshop and Illustrator. </text:p>
        </text:list-item>
        <text:list-item>
          <text:p text:style-name="P9">Maintained database of inter-company communications between SBC and ionex/Birch. </text:p>
        </text:list-item>
      </text:list>
      <text:p text:style-name="P2"><text:span text:style-name="Strong_20_Emphasis"><text:span text:style-name="T4">AT&amp;T SW Region Local Services Organization<text:line-break/></text:span></text:span><text:span text:style-name="Strong_20_Emphasis"><text:span text:style-name="Emphasis"><text:span text:style-name="T4">Assistant Manager</text:span></text:span></text:span><text:span text:style-name="T4"><text:line-break/>Dallas, TX<text:line-break/>1995 - 2000</text:span></text:p>
      <text:list xml:id="list8721165781229162551" text:style-name="L14">
        <text:list-item>
          <text:p text:style-name="P18">Created and coordinated presentations and documentation needs using PowerPoint, Word and Excel. </text:p>
        </text:list-item>
        <text:list-item>
          <text:p text:style-name="P18">Provided real-time documentation update management for upper-management and inter-company negotiations and approval. </text:p>
        </text:list-item>
        <text:list-item>
          <text:p text:style-name="P18">Gathered and formatted local entry ordering and provisioning data and features penetration data for and upper-management review. </text:p>
        </text:list-item>
        <text:list-item>
          <text:p text:style-name="P10">Managed Test and Turn-up implementation for the UNE LEX SRT and subsequent results analysis. </text:p>
        </text:list-item>
      </text:list>
      <text:p text:style-name="P1"><text:span text:style-name="Strong_20_Emphasis"><text:span text:style-name="T4"/></text:span></text:p>
      <text:p text:style-name="P3"><text:span text:style-name="Strong_20_Emphasis"><text:span text:style-name="T4">AT&amp;T Global Real Estate<text:line-break/></text:span></text:span><text:span text:style-name="Strong_20_Emphasis"><text:span text:style-name="Emphasis"><text:span text:style-name="T4">Desktop Publisher</text:span></text:span></text:span><text:span text:style-name="T4"><text:line-break/>Bedminster, NJ<text:line-break/>1990 - 1995</text:span></text:p>
      <text:list xml:id="list6893308198378126626" text:style-name="L15">
        <text:list-item>
          <text:p text:style-name="P19">Provided desktop publishing functions, using MS Word, MS PowerPoint, Lotus Ami Pro and more. </text:p>
        </text:list-item>
        <text:list-item>
          <text:p text:style-name="P19">Met with clients and vendors to establish layout and design changes as necessary. Estimated time to complete (from a data entry standpoint) allowing management to accurately bid jobs. </text:p>
        </text:list-item>
        <text:list-item>
          <text:p text:style-name="P19">Part of the GRE/Media Services technical task force assigned to upgrade computer software and equipment in area work centers. This included virus cleaning and protection measures. </text:p>
        </text:list-item>
        <text:list-item>
          <text:p text:style-name="P23"><text:span text:style-name="T4">Assisted in the successful </text:span><text:a xlink:type="simple" xlink:href="http://etsfl.com/pdfs/mbnqa%201994%20winner%20css.pdf" text:style-name="Internet_20_link" text:visited-style-name="Visited_20_Internet_20_Link"><text:span text:style-name="T10">CCS 1994</text:span></text:a><text:span text:style-name="T9">[PDF]</text:span><text:span text:style-name="T4"> </text:span><text:a xlink:type="simple" xlink:href="http://www.nist.gov/baldrige/" text:style-name="Internet_20_link" text:visited-style-name="Visited_20_Internet_20_Link"><text:span text:style-name="T11">Malcolm Baldrige</text:span></text:a><text:span text:style-name="T4"> application, creating reports, presentation graphics and project database management. </text:span></text:p>
        </text:list-item>
        <text:list-item>
          <text:p text:style-name="P19">Designed and prepared camera-ready for the building directory; drawings, computer graphics and layout. </text:p>
        </text:list-item>
        <text:list-item>
          <text:p text:style-name="P11">Wrote password security program in Assembler to protect the hard drives of work center PCs. </text:p>
        </text:list-item>
      </text:list>
      <text:p text:style-name="P1"><text:span text:style-name="Strong_20_Emphasis"><text:span text:style-name="T4">AT&amp;T Bell Labs<text:line-break/></text:span></text:span><text:span text:style-name="Strong_20_Emphasis"><text:span text:style-name="Emphasis"><text:span text:style-name="T4">UNIX Operator</text:span></text:span></text:span><text:span text:style-name="T4"><text:line-break/>Whippany, NJ<text:line-break/>1987 - 1990</text:span></text:p>
      <text:list xml:id="list7004955982765289767" text:style-name="L16">
        <text:list-item>
          <text:p text:style-name="P20">Performed word processing, using UNIX vi, and SAMNA to develop and manage large contract documentation for international proposals. </text:p>
        </text:list-item>
        <text:list-item>
          <text:p text:style-name="P12">Performed various clerical and secretarial functions such as filing, mailings and phone coverage. </text:p>
        </text:list-item>
      </text:list>
      <text:h text:style-name="Heading_20_2.text-success" text:outline-level="2"><text:span text:style-name="Strong_20_Emphasis"><text:span text:style-name="T4">/edu</text:span></text:span></text:h>
      <text:p text:style-name="P1"><text:a xlink:type="simple" xlink:href="http://www.collin.edu/" text:style-name="Internet_20_link" text:visited-style-name="Visited_20_Internet_20_Link"><text:span text:style-name="T10">Collin County Community College</text:span></text:a><text:span text:style-name="T4">, Plano, TX<text:line-break/></text:span><text:a xlink:type="simple" xlink:href="http://www.artinstitutes.edu/dallas/" text:style-name="Internet_20_link" text:visited-style-name="Visited_20_Internet_20_Link"><text:span text:style-name="T10">The Art Institute of Dallas</text:span></text:a><text:span text:style-name="T4">, Dallas, TX<text:line-break/></text:span><text:a xlink:type="simple" xlink:href="http://www.chubbinstitute.edu/" text:style-name="Internet_20_link" text:visited-style-name="Visited_20_Internet_20_Link"><text:span text:style-name="T10">The Chubb Institute</text:span></text:a><text:span text:style-name="T4">, Parsippany, NJ<text:line-break/></text:span><text:a xlink:type="simple" xlink:href="http://www2.stockton.edu/stockton.html" text:style-name="Internet_20_link" text:visited-style-name="Visited_20_Internet_20_Link"><text:span text:style-name="T10">Stockton State College</text:span></text:a><text:span text:style-name="T4">, Pomona, NJ<text:line-break/>Sparta High School, Sparta, NJ</text:span></text:p>
      <text:h text:style-name="Heading_20_2.text-success" text:outline-level="2"><text:span text:style-name="Strong_20_Emphasis"><text:span text:style-name="T4">/lib</text:span></text:span></text:h>
      <text:p text:style-name="P1"><text:span text:style-name="Strong_20_Emphasis"><text:span text:style-name="T4">Operating Systems:</text:span></text:span><text:span text:style-name="T4"> Linux, Windows and (some) MAC experience.</text:span></text:p>
      <text:p text:style-name="P1"><text:span text:style-name="Strong_20_Emphasis"><text:span text:style-name="T4">Programming:</text:span></text:span><text:span text:style-name="T4"> VBA (primarily Excel), C++, C#, ASM, SQL, HTML/CSS, JavaScript, </text:span><text:span text:style-name="T6">Python, bash</text:span><text:span text:style-name="T4">.</text:span></text:p>
      <text:p text:style-name="P1"><text:span text:style-name="Strong_20_Emphasis"><text:span text:style-name="T4">Software/IDEs:</text:span></text:span><text:span text:style-name="T4"> </text:span><text:span text:style-name="T6">MS Office Suite</text:span><text:span text:style-name="T4">, LibreOffice, </text:span><text:span text:style-name="T6">vim, </text:span><text:span text:style-name="T4">Visual Studio, Eclipse, </text:span><text:span text:style-name="T6">QT Creator, Brackets</text:span><text:span text:style-name="T4">, Photoshop, Gimp and various graphics packages.</text:span></text:p>
      <text:p text:style-name="P4"><office:annotation><dc:date>2015-04-29T22:09:21</dc:date><text:list text:style-name=""><text:list-item><text:p>/END THE FEATURETTES</text:p></text:list-item></text:list></office:annotation><office:annotation><dc:date>2015-04-29T22:09:21</dc:date><text:list text:continue-numbering="true" text:style-name=""><text:list-item><text:p>Placed at the end of the document so the pages load faster</text:p></text:list-item></text:list></office:annotation><text:script xlink:href="https://ajax.googleapis.com/ajax/libs/jquery/1.11.2/jquery.min.js"/><text:script xlink:href="../../js/bootstrap.min.js"/><office:annotation><dc:date>2015-04-29T22:09:21</dc:date><text:list text:continue-numbering="true" text:style-name=""><text:list-item><text:p>Just to make our placeholder images work. Don't actually copy the next line!</text:p></text:list-item></text:list></office:annotation><text:script xlink:href="../../assets/vendor/holder.js"/><office:annotation><dc:date>2015-04-29T22:09:21</dc:date><text:list text:continue-numbering="true" text:style-name=""><text:list-item><text:p>IE10 viewport hack for Surface/desktop Windows 8 bug</text:p></text:list-item></text:list></office:annotation><text:script xlink:href="../../assets/js/ie10-viewport-bug-workaround.j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ato" svg:font-family="Lato, 'Helvetica Neue', Helvetica, Arial, sans-serif"/>
    <style:font-face style:name="inherit" svg:font-family="inherit"/>
    <style:font-face style:name="monospace" svg:font-family="monospace, monospace"/>
    <style:font-face style:name="FreeSans1" svg:font-family="FreeSans" style:font-family-generic="swiss"/>
    <style:font-face style:name="Lato1" svg:font-family="Lato, 'Helvetica Neue', Helvetica, Arial, sans-serif" style:font-family-generic="swiss"/>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2%"/>
      <style:text-properties fo:color="#ebebeb" style:font-name="Lato" fo:font-family="Lato, 'Helvetica Neue', Helvetica, Arial, sans-serif" fo:font-size="11.25pt" style:font-name-asian="Lato" style:font-family-asian="Lato, 'Helvetica Neue', Helvetica, Arial, sans-serif" style:font-size-asian="11.25pt" style:font-name-complex="Lato" style:font-family-complex="Lato, 'Helvetica Neue', Helvetica, Arial, sans-serif" style:font-size-complex="11.25pt"/>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043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margin-top="0.2189in" fo:margin-bottom="0.1043in" loext:contextual-spacing="false" fo:line-height="110%"/>
      <style:text-properties style:font-name="inherit" fo:font-family="inherit" fo:font-size="29.25pt" fo:font-weight="normal" style:font-name-asian="inherit" style:font-family-asian="inherit" style:font-size-asian="29.25pt" style:font-weight-asian="normal" style:font-name-complex="inherit" style:font-family-complex="inherit" style:font-size-complex="29.25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2189in" fo:margin-bottom="0.1043in" loext:contextual-spacing="false" fo:line-height="110%"/>
      <style:text-properties style:font-name="inherit" fo:font-family="inherit" fo:font-size="24pt" fo:font-weight="normal" style:font-name-asian="inherit" style:font-family-asian="inherit" style:font-size-asian="24pt" style:font-weight-asian="normal" style:font-name-complex="inherit" style:font-family-complex="inherit" style:font-size-complex="24pt" style:font-weight-complex="normal"/>
    </style:style>
    <style:style style:name="Heading_20_3" style:display-name="Heading 3" style:family="paragraph" style:parent-style-name="Heading" style:next-style-name="Text_20_body" style:default-outline-level="3" style:list-style-name="" style:class="text">
      <style:paragraph-properties fo:margin-top="0.2189in" fo:margin-bottom="0.1043in" loext:contextual-spacing="false" fo:line-height="110%"/>
      <style:text-properties style:font-name="inherit" fo:font-family="inherit" fo:font-size="19.5pt" fo:font-weight="normal" style:font-name-asian="inherit" style:font-family-asian="inherit" style:font-size-asian="19.5pt" style:font-weight-asian="normal" style:font-name-complex="inherit" style:font-family-complex="inherit" style:font-size-complex="19.5pt" style:font-weight-complex="normal"/>
    </style:style>
    <style:style style:name="Heading_20_4" style:display-name="Heading 4" style:family="paragraph" style:parent-style-name="Heading" style:next-style-name="Text_20_body" style:default-outline-level="4" style:list-style-name="" style:class="text">
      <style:paragraph-properties fo:margin-top="0.1043in" fo:margin-bottom="0.1043in" loext:contextual-spacing="false" fo:line-height="110%"/>
      <style:text-properties style:font-name="inherit" fo:font-family="inherit" fo:font-size="14.25pt" fo:font-weight="normal" style:font-name-asian="inherit" style:font-family-asian="inherit" style:font-size-asian="14.25pt" style:font-weight-asian="normal" style:font-name-complex="inherit" style:font-family-complex="inherit" style:font-size-complex="14.25pt" style:font-weight-complex="normal"/>
    </style:style>
    <style:style style:name="Heading_20_5" style:display-name="Heading 5" style:family="paragraph" style:parent-style-name="Heading" style:next-style-name="Text_20_body" style:default-outline-level="5" style:list-style-name="" style:class="text">
      <style:paragraph-properties fo:margin-top="0.1043in" fo:margin-bottom="0.1043in" loext:contextual-spacing="false" fo:line-height="110%"/>
      <style:text-properties style:font-name="inherit" fo:font-family="inherit" fo:font-size="11.25pt" fo:font-weight="normal" style:font-name-asian="inherit" style:font-family-asian="inherit" style:font-size-asian="11.25pt" style:font-weight-asian="normal" style:font-name-complex="inherit" style:font-family-complex="inherit" style:font-size-complex="11.25pt" style:font-weight-complex="normal"/>
    </style:style>
    <style:style style:name="Heading_20_6" style:display-name="Heading 6" style:family="paragraph" style:parent-style-name="Heading" style:next-style-name="Text_20_body" style:default-outline-level="6" style:list-style-name="" style:class="text">
      <style:paragraph-properties fo:margin-top="0.1043in" fo:margin-bottom="0.1043in" loext:contextual-spacing="false" fo:line-height="110%"/>
      <style:text-properties style:font-name="inherit" fo:font-family="inherit" fo:font-size="9.75pt" fo:font-weight="normal" style:font-name-asian="inherit" style:font-family-asian="inherit" style:font-size-asian="9.75pt" style:font-weight-asian="normal" style:font-name-complex="inherit" style:font-family-complex="inherit" style:font-size-complex="9.75pt" style:font-weight-complex="normal"/>
    </style:style>
    <style:style style:name="List_20_Heading" style:display-name="List Heading" style:family="paragraph" style:parent-style-name="Standard" style:next-style-name="List_20_Contents" style:class="html">
      <style:paragraph-properties fo:margin-left="0in" fo:margin-right="0in" fo:line-height="142%" fo:text-indent="0in" style:auto-text-indent="false"/>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line-height="142%" fo:text-indent="0in" style:auto-text-indent="false"/>
    </style:style>
    <style:style style:name="Quotations" style:family="paragraph" style:parent-style-name="Standard" style:class="html">
      <style:paragraph-properties fo:margin-left="0.3937in" fo:margin-right="0.3937in" fo:margin-top="0in" fo:margin-bottom="0.2189in" loext:contextual-spacing="false" fo:text-indent="0in" style:auto-text-indent="false" fo:padding-left="0.2189in" fo:padding-right="0in" fo:padding-top="0in" fo:padding-bottom="0in" fo:border-left="3.74pt solid #4e5d6c" fo:border-right="none" fo:border-top="none" fo:border-bottom="none"/>
      <style:text-properties fo:font-size="13.5pt" style:font-size-asian="13.5pt" style:font-size-complex="13.5pt"/>
    </style:style>
    <style:style style:name="Quotations.pull-right" style:family="paragraph" style:parent-style-name="Quotations">
      <style:paragraph-properties fo:text-align="end" style:justify-single-word="false" fo:padding-left="0in" fo:padding-right="0.1563in" fo:padding-top="0in" fo:padding-bottom="0in" fo:border-left="none" fo:border-right="3.74pt solid #4e5d6c" fo:border-top="none" fo:border-bottom="none"/>
    </style:style>
    <style:style style:name="Text_20_Body.lead" style:display-name="Text Body.lead" style:family="paragraph" style:parent-style-name="Text_20_body">
      <style:paragraph-properties fo:margin-top="0in" fo:margin-bottom="0.2189in" loext:contextual-spacing="false" fo:line-height="140%"/>
      <style:text-properties fo:font-size="12.75pt" fo:font-weight="normal" style:font-size-asian="12.75pt" style:font-weight-asian="normal" style:font-size-complex="12.75pt" style:font-weight-complex="normal"/>
    </style:style>
    <style:style style:name="Heading_20_2.text-success" style:display-name="Heading 2.text-success" style:family="paragraph" style:parent-style-name="Heading_20_2">
      <style:text-properties fo:color="#ebebe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df691a" style:text-line-through-style="none" style:text-line-through-type="none" style:text-underline-style="none" style:text-blinking="false" fo:background-color="transparent"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Visited_20_Internet_20_Link" style:display-name="Visited Internet Link" style:family="text">
      <style:text-properties fo:color="#df691a" style:text-line-through-style="none" style:text-line-through-type="none" fo:language="zxx" fo:country="none" style:text-underline-style="none" style:text-blinking="false" fo:background-color="transparent"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in" fo:margin-bottom="0.7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5in" fo:margin-right="0.5in" fo:border="none" fo:padding="0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personal resume and portfolio</dc:description>
    <meta:initial-creator>kcrissey</meta:initial-creator>
    <dc:title>Ken's personal /dev/null</dc:title>
    <dc:date>2015-05-01T20:05:23.134540967</dc:date>
    <meta:editing-duration>PT43M10S</meta:editing-duration>
    <meta:editing-cycles>4</meta:editing-cycles>
    <meta:generator>LibreOffice/4.4.2.2$Linux_X86_64 LibreOffice_project/40m0$Build-2</meta:generator>
    <meta:document-statistic meta:table-count="0" meta:image-count="0" meta:object-count="0" meta:page-count="3" meta:paragraph-count="50" meta:word-count="724" meta:character-count="5103" meta:non-whitespace-character-count="4428"/>
    <meta:user-defined meta:name=""/>
    <meta:user-defined meta:name="viewport">width=device-width, initial-scale=1</meta:user-defined>
  </office:meta>
</office:document-meta>
</file>